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50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28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10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opacity="10%" draw:textarea-horizontal-align="justify" draw:textarea-vertical-align="middle" draw:auto-grow-height="false" fo:min-height="1.459cm" fo:min-width="0.58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86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7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_20_concave" draw:marker-end-width="0.352cm" svg:stroke-opacity="100%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628cm"/>
      <style:paragraph-properties style:writing-mode="lr-tb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-color="#ffffff" draw:opacity="28%"/>
      <style:paragraph-properties fo:text-align="center"/>
    </style:style>
    <style:style style:name="P3" style:family="paragraph">
      <loext:graphic-properties draw:fill-color="#ffffff" draw:opacity="10%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3cm" svg:height="2.489cm" svg:x="5.9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3cm" svg:height="2.489cm" svg:x="5.95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5.95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6.17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6.405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5cm" svg:height="2.489cm" svg:x="6.63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6.85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08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3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53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7.76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98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21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45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67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90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9.13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9.35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9.58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9.8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10.03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5cm" svg:height="2.489cm" svg:x="10.26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10.48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0.71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98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21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45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67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90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9.13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9.35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9.58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9.8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10.03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5cm" svg:height="2.489cm" svg:x="10.26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10.48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0.71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0.94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1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0.94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1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39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1.39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1.6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1.847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07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29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84cm" svg:height="2.489cm" svg:x="12.75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525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331cm" svg:y1="13.052cm" svg:x2="14.335cm" svg:y2="7.465cm">
          <text:p/>
        </draw:line>
        <draw:line draw:style-name="gr7" draw:text-style-name="P5" draw:layer="layout" svg:x1="5.953cm" svg:y1="13.065cm" svg:x2="5.953cm" svg:y2="7.731cm">
          <text:p/>
        </draw:line>
        <draw:line draw:style-name="gr7" draw:text-style-name="P5" draw:layer="layout" svg:x1="10.271cm" svg:y1="12.629cm" svg:x2="10.271cm" svg:y2="13.391cm">
          <text:p/>
        </draw:line>
        <draw:line draw:style-name="gr7" draw:text-style-name="P5" draw:layer="layout" svg:x1="10.101cm" svg:y1="12.885cm" svg:x2="10.101cm" svg:y2="13.244cm">
          <text:p/>
        </draw:line>
        <draw:line draw:style-name="gr7" draw:text-style-name="P5" draw:layer="layout" svg:x1="5.928cm" svg:y1="13.039cm" svg:x2="10.076cm" svg:y2="13.063cm">
          <text:p/>
        </draw:line>
        <draw:line draw:style-name="gr7" draw:text-style-name="P5" draw:layer="layout" svg:x1="10.628cm" svg:y1="13.029cm" svg:x2="14.333cm" svg:y2="13.03cm">
          <text:p/>
        </draw:line>
        <draw:line draw:style-name="gr7" draw:text-style-name="P5" draw:layer="layout" svg:x1="10.611cm" svg:y1="12.635cm" svg:x2="10.613cm" svg:y2="13.445cm">
          <text:p/>
        </draw:line>
        <draw:line draw:style-name="gr7" draw:text-style-name="P5" draw:layer="layout" svg:x1="10.443cm" svg:y1="12.883cm" svg:x2="10.443cm" svg:y2="13.251cm">
          <text:p/>
        </draw:line>
        <draw:line draw:style-name="gr7" draw:text-style-name="P5" draw:layer="layout" svg:x1="10.271cm" svg:y1="12.684cm" svg:x2="10.271cm" svg:y2="13.446cm">
          <text:p/>
        </draw:line>
        <draw:frame draw:style-name="gr8" draw:text-style-name="P6" draw:layer="layout" svg:width="2.077cm" svg:height="0.763cm" svg:x="9.464cm" svg:y="13.446cm">
          <draw:text-box>
            <text:p><text:span text:style-name="T1">Battery</text:span></text:p>
          </draw:text-box>
        </draw:frame>
        <draw:line draw:style-name="gr9" draw:text-style-name="P5" draw:layer="layout" svg:x1="5.191cm" svg:y1="7.096cm" svg:x2="15.224cm" svg:y2="7.096cm">
          <text:p/>
        </draw:line>
        <draw:line draw:style-name="gr9" draw:text-style-name="P5" draw:layer="layout" svg:x1="5.191cm" svg:y1="7.477cm" svg:x2="15.224cm" svg:y2="7.477cm">
          <text:p/>
        </draw:line>
        <draw:line draw:style-name="gr9" draw:text-style-name="P5" draw:layer="layout" svg:x1="5.191cm" svg:y1="7.858cm" svg:x2="15.224cm" svg:y2="7.858cm">
          <text:p/>
        </draw:line>
        <draw:line draw:style-name="gr9" draw:text-style-name="P5" draw:layer="layout" svg:x1="5.191cm" svg:y1="8.239cm" svg:x2="15.224cm" svg:y2="8.239cm">
          <text:p/>
        </draw:line>
        <draw:frame draw:style-name="gr10" draw:text-style-name="P8" draw:layer="layout" svg:width="2.128cm" svg:height="1.505cm" svg:x="3.063cm" svg:y="6.861cm">
          <draw:text-box>
            <text:p text:style-name="P7"><text:span text:style-name="T2">B</text:span></text:p>
            <text:p text:style-name="P7"><text:span text:style-name="T2">Fiel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01:35:41.273641618</meta:creation-date>
    <dc:date>2020-08-22T03:43:49.856433859</dc:date>
    <meta:editing-duration>PT9M48S</meta:editing-duration>
    <meta:editing-cycles>5</meta:editing-cycles>
    <meta:generator>LibreOffice/6.4.4.2$Linux_X86_64 LibreOffice_project/40$Build-2</meta:generator>
    <meta:document-statistic meta:object-count="64"/>
  </office:meta>
</office:document-meta>
</file>